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line-height="100%" fo:orphans="2" fo:widows="2" fo:padding="0in" fo:border="none"/>
    </style:style>
    <style:style style:name="P2" style:family="paragraph" style:parent-style-name="Heading_20_3">
      <style:paragraph-properties fo:text-align="start" style:justify-single-word="false"/>
      <style:text-properties fo:font-variant="normal" fo:text-transform="none" fo:color="#000000" style:font-name="Linux Libertine" fo:letter-spacing="normal" fo:font-style="normal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 style:list-style-name="L1">
      <style:paragraph-properties fo:margin-left="0in" fo:margin-right="0in" fo:margin-top="0in" fo:margin-bottom="0in" fo:line-height="100%" fo:orphans="2" fo:widows="2" fo:text-indent="0in" style:auto-text-indent="false" fo:padding="0in" fo:border="none"/>
    </style:style>
    <style:style style:name="P5" style:family="paragraph" style:parent-style-name="Text_20_body" style:list-style-name="L1">
      <style:paragraph-properties fo:margin-top="0in" fo:margin-bottom="0in" fo:line-height="100%" fo:orphans="2" fo:widows="2" fo:padding="0in" fo:border="none"/>
    </style:style>
    <style:style style:name="P6" style:family="paragraph" style:parent-style-name="Text_20_body" style:list-style-name="L1">
      <style:paragraph-properties fo:margin-top="0in" fo:margin-bottom="0in" fo:line-height="100%" fo:orphans="2" fo:widows="2" fo:padding="0in" fo:border="none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Linux Libertine" fo:letter-spacing="normal" fo:font-style="normal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Bibliografia essenziale</text:h>
      <text:p text:style-name="P3"><text:span text:style-name="T3"/></text:p>
      <text:p text:style-name="P3"><text:span text:style-name="T3">Utilizzo di Lora/IoT <text:s/>nel mondo</text:span></text:p>
      <text:list xml:id="list22714730837878240" text:style-name="L1">
        <text:list-item>
          <text:p text:style-name="P4"><text:span text:style-name="T2">Localizzazione di persone e cose in </text:span><text:a xlink:type="simple" xlink:href="https://it.wikipedia.org/wiki/Italia" text:style-name="Internet_20_link" text:visited-style-name="Visited_20_Internet_20_Link">Italia</text:a><text:bookmark text:name="cite_ref-20"/><text:a xlink:type="simple" xlink:href="https://it.wikipedia.org/wiki/LoRa#cite_note-20" text:style-name="Internet_20_link" text:visited-style-name="Visited_20_Internet_20_Link">[20]</text:a></text:p>
        </text:list-item>
        <text:list-item>
          <text:p text:style-name="P5"><text:a xlink:type="simple" xlink:href="https://it.wikipedia.org/wiki/Impianto_di_allarme_incendio" text:style-name="Internet_20_link" text:visited-style-name="Visited_20_Internet_20_Link"><text:span text:style-name="T1">Allarmi</text:span></text:a><text:span text:style-name="T2"> e rilevamenti di </text:span><text:a xlink:type="simple" xlink:href="https://it.wikipedia.org/wiki/Impianto_di_allarme_incendio" text:style-name="Internet_20_link" text:visited-style-name="Visited_20_Internet_20_Link"><text:span text:style-name="T1">incendio</text:span></text:a><text:span text:style-name="T2"> intelligenti</text:span><text:bookmark text:name="cite_ref-26"/><text:a xlink:type="simple" xlink:href="https://it.wikipedia.org/wiki/LoRa#cite_note-26" text:style-name="Internet_20_link" text:visited-style-name="Visited_20_Internet_20_Link">[26]</text:a><text:bookmark text:name="cite_ref-27"/><text:a xlink:type="simple" xlink:href="https://it.wikipedia.org/wiki/LoRa#cite_note-27" text:style-name="Internet_20_link" text:visited-style-name="Visited_20_Internet_20_Link">[27]</text:a></text:p>
        </text:list-item>
        <text:list-item>
          <text:p text:style-name="P5"><text:span text:style-name="T2">Tracciamento intelligente per il bike sharing</text:span><text:bookmark text:name="cite_ref-28"/><text:a xlink:type="simple" xlink:href="https://it.wikipedia.org/wiki/LoRa#cite_note-28" text:style-name="Internet_20_link" text:visited-style-name="Visited_20_Internet_20_Link"><text:span text:style-name="T1">[28]</text:span></text:a></text:p>
        </text:list-item>
        <text:list-item>
          <text:p text:style-name="P5"><text:span text:style-name="T2">Indicazioni sugli orari degli autobus intelligenti</text:span><text:bookmark text:name="cite_ref-29"/><text:a xlink:type="simple" xlink:href="https://it.wikipedia.org/wiki/LoRa#cite_note-29" text:style-name="Internet_20_link" text:visited-style-name="Visited_20_Internet_20_Link"><text:span text:style-name="T1">[29]</text:span></text:a></text:p>
        </text:list-item>
        <text:list-item>
          <text:p text:style-name="P5"><text:span text:style-name="T2">Segnali di uscita intelligenti</text:span><text:bookmark text:name="cite_ref-30"/><text:a xlink:type="simple" xlink:href="https://it.wikipedia.org/wiki/LoRa#cite_note-30" text:style-name="Internet_20_link" text:visited-style-name="Visited_20_Internet_20_Link"><text:span text:style-name="T1">[30]</text:span></text:a></text:p>
        </text:list-item>
        <text:list-item>
          <text:p text:style-name="P5"><text:span text:style-name="T2">Rete Thai Smart City</text:span><text:bookmark text:name="cite_ref-31"/><text:a xlink:type="simple" xlink:href="https://it.wikipedia.org/wiki/LoRa#cite_note-31" text:style-name="Internet_20_link" text:visited-style-name="Visited_20_Internet_20_Link"><text:span text:style-name="T1">[31]</text:span></text:a></text:p>
        </text:list-item>
        <text:list-item>
          <text:p text:style-name="P5"><text:span text:style-name="T2">Smart Parking</text:span><text:bookmark text:name="cite_ref-32"/><text:a xlink:type="simple" xlink:href="https://it.wikipedia.org/wiki/LoRa#cite_note-32" text:style-name="Internet_20_link" text:visited-style-name="Visited_20_Internet_20_Link"><text:span text:style-name="T1">[32]</text:span></text:a></text:p>
        </text:list-item>
        <text:list-item>
          <text:p text:style-name="P5"><text:span text:style-name="T2">Smart Cattle Tracking</text:span><text:bookmark text:name="cite_ref-33"/><text:a xlink:type="simple" xlink:href="https://it.wikipedia.org/wiki/LoRa#cite_note-33" text:style-name="Internet_20_link" text:visited-style-name="Visited_20_Internet_20_Link"><text:span text:style-name="T1">[33]</text:span></text:a></text:p>
        </text:list-item>
        <text:list-item>
          <text:p text:style-name="P5"><text:span text:style-name="T2">Comunicazione di catastrofe naturale</text:span><text:bookmark text:name="cite_ref-34"/><text:a xlink:type="simple" xlink:href="https://it.wikipedia.org/wiki/LoRa#cite_note-34" text:style-name="Internet_20_link" text:visited-style-name="Visited_20_Internet_20_Link"><text:span text:style-name="T1">[34]</text:span></text:a></text:p>
        </text:list-item>
        <text:list-item>
          <text:p text:style-name="P5"><text:span text:style-name="T2">Protezione da bracconaggio del </text:span><text:a xlink:type="simple" xlink:href="https://it.wikipedia.org/wiki/Diceros_bicornis" text:style-name="Internet_20_link" text:visited-style-name="Visited_20_Internet_20_Link">rinoceronte nero</text:a><text:bookmark text:name="cite_ref-35"/><text:a xlink:type="simple" xlink:href="https://it.wikipedia.org/wiki/LoRa#cite_note-35" text:style-name="Internet_20_link" text:visited-style-name="Visited_20_Internet_20_Link">[35]</text:a><text:span text:style-name="T2"> e monitoraggio delle </text:span><text:a xlink:type="simple" xlink:href="https://it.wikipedia.org/wiki/Chelonioidea" text:style-name="Internet_20_link" text:visited-style-name="Visited_20_Internet_20_Link"><text:span text:style-name="T1">tartarughe marine in</text:span></text:a><text:span text:style-name="T2"> pericolo</text:span><text:bookmark text:name="cite_ref-36"/><text:a xlink:type="simple" xlink:href="https://it.wikipedia.org/wiki/LoRa#cite_note-36" text:style-name="Internet_20_link" text:visited-style-name="Visited_20_Internet_20_Link"><text:span text:style-name="T1">[36]</text:span></text:a></text:p>
        </text:list-item>
        <text:list-item>
          <text:p text:style-name="P5"><text:span text:style-name="T2">Previsione del disastro naturale</text:span><text:bookmark text:name="cite_ref-37"/><text:a xlink:type="simple" xlink:href="https://it.wikipedia.org/wiki/LoRa#cite_note-37" text:style-name="Internet_20_link" text:visited-style-name="Visited_20_Internet_20_Link"><text:span text:style-name="T1">[37]</text:span></text:a></text:p>
        </text:list-item>
        <text:list-item>
          <text:p text:style-name="P5"><text:span text:style-name="T2">Agricoltura del cotone in Australia</text:span><text:bookmark text:name="cite_ref-38"/><text:a xlink:type="simple" xlink:href="https://it.wikipedia.org/wiki/LoRa#cite_note-38" text:style-name="Internet_20_link" text:visited-style-name="Visited_20_Internet_20_Link"><text:span text:style-name="T1">[38]</text:span></text:a></text:p>
        </text:list-item>
        <text:list-item>
          <text:p text:style-name="P5"><text:span text:style-name="T2">Misurazione delle utenze per edifici intelligenti</text:span><text:bookmark text:name="cite_ref-40"/><text:a xlink:type="simple" xlink:href="https://it.wikipedia.org/wiki/LoRa#cite_note-40" text:style-name="Internet_20_link" text:visited-style-name="Visited_20_Internet_20_Link"><text:span text:style-name="T1">[40]</text:span></text:a></text:p>
        </text:list-item>
        <text:list-item>
          <text:p text:style-name="P5"><text:span text:style-name="T2">Irrigazione autonoma</text:span><text:bookmark text:name="cite_ref-41"/><text:a xlink:type="simple" xlink:href="https://it.wikipedia.org/wiki/LoRa#cite_note-41" text:style-name="Internet_20_link" text:visited-style-name="Visited_20_Internet_20_Link"><text:span text:style-name="T1">[41]</text:span></text:a><text:span text:style-name="T2"> e monitoraggio della salute del suolo</text:span><text:bookmark text:name="cite_ref-42"/><text:a xlink:type="simple" xlink:href="https://it.wikipedia.org/wiki/LoRa#cite_note-42" text:style-name="Internet_20_link" text:visited-style-name="Visited_20_Internet_20_Link"><text:span text:style-name="T1">[42]</text:span></text:a></text:p>
        </text:list-item>
        <text:list-item>
          <text:p text:style-name="P5"><text:span text:style-name="T2">Comunicazioni spaziali</text:span><text:bookmark text:name="cite_ref-43"/><text:a xlink:type="simple" xlink:href="https://it.wikipedia.org/wiki/LoRa#cite_note-43" text:style-name="Internet_20_link" text:visited-style-name="Visited_20_Internet_20_Link"><text:span text:style-name="T1">[43]</text:span></text:a></text:p>
        </text:list-item>
        <text:list-item>
          <text:p text:style-name="P5"><text:span text:style-name="T2"><text:s/>Monitoraggio intelligente dell'acqua</text:span><text:bookmark text:name="cite_ref-44"/><text:a xlink:type="simple" xlink:href="https://it.wikipedia.org/wiki/LoRa#cite_note-44" text:style-name="Internet_20_link" text:visited-style-name="Visited_20_Internet_20_Link"><text:span text:style-name="T1">[44]</text:span></text:a><text:span text:style-name="T2"> e monitoraggio dell'acqua per le aziende agricole commerciali</text:span><text:bookmark text:name="cite_ref-45"/><text:a xlink:type="simple" xlink:href="https://it.wikipedia.org/wiki/LoRa#cite_note-45" text:style-name="Internet_20_link" text:visited-style-name="Visited_20_Internet_20_Link"><text:span text:style-name="T1">[45]</text:span></text:a></text:p>
        </text:list-item>
        <text:list-item>
          <text:p text:style-name="P5"><text:span text:style-name="T2">Implementazione della rete nelle principali città degli Stati Uniti</text:span><text:bookmark text:name="cite_ref-46"/><text:a xlink:type="simple" xlink:href="https://it.wikipedia.org/wiki/LoRa#cite_note-46" text:style-name="Internet_20_link" text:visited-style-name="Visited_20_Internet_20_Link"><text:span text:style-name="T1">[46]</text:span></text:a></text:p>
        </text:list-item>
        <text:list-item>
          <text:p text:style-name="P5"><text:span text:style-name="T2">Rete cittadina a </text:span><text:a xlink:type="simple" xlink:href="https://it.wikipedia.org/wiki/Calgary" text:style-name="Internet_20_link" text:visited-style-name="Visited_20_Internet_20_Link">Calgary, Alberta, Canada</text:a><text:bookmark text:name="cite_ref-47"/><text:a xlink:type="simple" xlink:href="https://it.wikipedia.org/wiki/LoRa#cite_note-47" text:style-name="Internet_20_link" text:visited-style-name="Visited_20_Internet_20_Link">[47]</text:a></text:p>
        </text:list-item>
        <text:list-item>
          <text:p text:style-name="P5"/>
        </text:list-item>
        <text:list-item>
          <text:p text:style-name="P6">per quanto riguarda LoRa</text:p>
        </text:list-item>
      </text:list>
      <text:p text:style-name="P1"/>
      <text:p text:style-name="Standard">Heltec automation <text:s/><text:a xlink:type="simple" xlink:href="https://heltec.org/" text:style-name="Internet_20_link" text:visited-style-name="Visited_20_Internet_20_Link">https://heltec.org/</text:a> </text:p>
      <text:p text:style-name="Standard"/>
      <text:p text:style-name="Standard"><text:a xlink:type="simple" xlink:href="https://www.ebay.it/itm/MakerHawk-Scheda-di-Sviluppo-WiFi-ESP8266-con-Display-da-0-91-Pollici/264695948582?hash=item3da11ba526:g:amMAAOSwxxJehK0i" text:style-name="Internet_20_link" text:visited-style-name="Visited_20_Internet_20_Link">https://www.ebay.it/itm/MakerHawk-Scheda-di-Sviluppo-WiFi-ESP8266-con-Display-da-0-91-Pollici/264695948582?hash=item3da11ba526:g:amMAAOSwxxJehK0i</text:a> </text:p>
      <text:p text:style-name="Standard"/>
      <text:p text:style-name="Standard"><text:a xlink:type="simple" xlink:href="https://www.ebay.it/itm/Heltec-WIFI-Lora-Kit-32-V2-433MHZ-ESP32-LoRa-SX1278-esp32-0-96-Inch-OLED-Display/254590663850?hash=item3b46c93caa:g:hI8AAOSwaE9etH3Y" text:style-name="Internet_20_link" text:visited-style-name="Visited_20_Internet_20_Link">https://www.ebay.it/itm/Heltec-WIFI-Lora-Kit-32-V2-433MHZ-ESP32-LoRa-SX1278-esp32-0-96-Inch-OLED-Display/254590663850?hash=item3b46c93caa:g:hI8AAOSwaE9etH3Y</text:a> </text:p>
      <text:p text:style-name="Standard"/>
      <text:p text:style-name="Standard">TTGO by Lilygo</text:p>
      <text:p text:style-name="Standard"><text:a xlink:type="simple" xlink:href="http://www.lilygo.cn/products.aspx?TypeId=50003&amp;fid=t3:50003:3" text:style-name="Internet_20_link" text:visited-style-name="Visited_20_Internet_20_Link">http://www.lilygo.cn/products.aspx?TypeId=50003&amp;fid=t3:50003:3</text:a> </text:p>
      <text:p text:style-name="Standard"/>
      <text:p text:style-name="Standard">per il T-beam con ricevitore GPS</text:p>
      <text:p text:style-name="Standard"><text:a xlink:type="simple" xlink:href="https://www.aliexpress.com/i/32875743018.html" text:style-name="Internet_20_link" text:visited-style-name="Visited_20_Internet_20_Link">https://www.aliexpress.com/i/32875743018.html</text:a> </text:p>
      <text:p text:style-name="Standard"/>
      <text:p text:style-name="Standard">per il software di configurazione, il fw delle varie board</text:p>
      <text:p text:style-name="Standard"/>
      <text:p text:style-name="Standard">https://www.github.com/IZ0DZ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5in" fo:text-indent="-0.3in" fo:margin-left="2.0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15in" fo:text-indent="-0.4in" fo:margin-left="2.1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25in" fo:text-indent="-0.5in" fo:margin-left="2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35in" fo:text-indent="-0.6in" fo:margin-left="2.3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5in" fo:text-indent="-0.7in" fo:margin-left="2.4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55in" fo:text-indent="-0.8in" fo:margin-left="2.5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65in" fo:text-indent="-0.9in" fo:margin-left="2.6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75in" fo:text-indent="-1in" fo:margin-left="2.7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85in" fo:text-indent="-1.1in" fo:margin-left="2.8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2.95in" fo:text-indent="-1.2in" fo:margin-left="2.9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berto De Martinis</meta:initial-creator>
    <meta:creation-date>2020-07-06T13:03:39.52</meta:creation-date>
    <dc:date>2020-07-13T09:22:59.96</dc:date>
    <dc:creator>Alberto De Martinis</dc:creator>
    <meta:editing-duration>PT30M30S</meta:editing-duration>
    <meta:editing-cycles>5</meta:editing-cycles>
    <meta:generator>OpenOffice/4.1.6$Win32 OpenOffice.org_project/416m1$Build-9790</meta:generator>
    <meta:document-statistic meta:table-count="0" meta:image-count="0" meta:object-count="0" meta:page-count="1" meta:paragraph-count="30" meta:word-count="163" meta:character-count="1573"/>
  </office:meta>
</office:document-meta>
</file>